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8" style:family="paragraph" style:parent-style-name="Standard">
      <style:text-properties officeooo:paragraph-rsid="01b63ad1"/>
    </style:style>
    <style:style style:name="P29" style:family="paragraph" style:parent-style-name="Standard">
      <style:text-properties officeooo:paragraph-rsid="01bc32b8"/>
    </style:style>
    <style:style style:name="P30" style:family="paragraph" style:parent-style-name="Standard">
      <style:text-properties officeooo:paragraph-rsid="01be4eb0"/>
    </style:style>
    <style:style style:name="P31" style:family="paragraph" style:parent-style-name="Standard">
      <style:text-properties officeooo:paragraph-rsid="01c0339d"/>
    </style:style>
    <style:style style:name="P32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5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1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3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59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1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2" style:family="paragraph" style:parent-style-name="Footnote">
      <style:text-properties officeooo:paragraph-rsid="0faa1a72" fo:background-color="transparent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2191753"/>
    </style:style>
    <style:style style:name="P65" style:family="paragraph" style:parent-style-name="Footnote">
      <style:text-properties officeooo:paragraph-rsid="0219eedd"/>
    </style:style>
    <style:style style:name="P66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9" style:family="paragraph" style:parent-style-name="Standard" style:list-style-name="L1">
      <style:paragraph-properties fo:break-before="page"/>
      <style:text-properties officeooo:paragraph-rsid="01f797ea"/>
    </style:style>
    <style:style style:name="P70" style:family="paragraph" style:parent-style-name="Standard" style:list-style-name="L1">
      <style:text-properties officeooo:paragraph-rsid="0215050e"/>
    </style:style>
    <style:style style:name="P7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0ec6511" style:font-size-asian="12pt" style:font-weight-asian="bold" style:font-size-complex="12pt" style:font-weight-complex="bold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4" style:family="paragraph" style:parent-style-name="Standard" style:list-style-name="L2">
      <style:text-properties officeooo:paragraph-rsid="006ea368"/>
    </style:style>
    <style:style style:name="P75" style:family="paragraph" style:parent-style-name="Standard" style:list-style-name="L2">
      <style:text-properties officeooo:paragraph-rsid="01d1c20a"/>
    </style:style>
    <style:style style:name="P7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0ad1d7"/>
    </style:style>
    <style:style style:name="P7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8ebc0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505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1d86674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1dc40c3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4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5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37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8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9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0" style:family="text">
      <style:text-properties style:language-asian="nl" style:country-asian="NL"/>
    </style:style>
    <style:style style:name="T141" style:family="text">
      <style:text-properties officeooo:rsid="01f5e6f6" style:language-asian="nl" style:country-asian="NL"/>
    </style:style>
    <style:style style:name="T142" style:family="text">
      <style:text-properties officeooo:rsid="014ea810" style:language-asian="nl" style:country-asian="NL"/>
    </style:style>
    <style:style style:name="T143" style:family="text">
      <style:text-properties officeooo:rsid="014ea810"/>
    </style:style>
    <style:style style:name="T14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f088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46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5ae3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ad1d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a14ff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65" style:family="text">
      <style:text-properties officeooo:rsid="0119bd75"/>
    </style:style>
    <style:style style:name="T166" style:family="text">
      <style:text-properties style:font-name="Liberation Sans" fo:font-size="12pt" fo:language="en" fo:country="GB" style:font-size-asian="12pt" style:font-size-complex="12pt"/>
    </style:style>
    <style:style style:name="T167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68" style:family="text">
      <style:text-properties style:font-name="Liberation Sans" fo:language="en" fo:country="GB"/>
    </style:style>
    <style:style style:name="T169" style:family="text">
      <style:text-properties style:font-name="Liberation Sans" fo:language="en" fo:country="GB" officeooo:rsid="01f61662"/>
    </style:style>
    <style:style style:name="T170" style:family="text">
      <style:text-properties officeooo:rsid="01e96954"/>
    </style:style>
    <style:style style:name="T171" style:family="text">
      <style:text-properties officeooo:rsid="020686f0"/>
    </style:style>
    <style:style style:name="T172" style:family="text">
      <style:text-properties officeooo:rsid="02143b9a"/>
    </style:style>
    <style:style style:name="T173" style:family="text">
      <style:text-properties officeooo:rsid="0faa7573"/>
    </style:style>
    <style:style style:name="T174" style:family="text">
      <style:text-properties fo:font-size="10pt" style:font-size-asian="10pt" style:font-size-complex="10pt"/>
    </style:style>
    <style:style style:name="T175" style:family="text">
      <style:text-properties fo:font-size="10pt" officeooo:rsid="02182436" style:font-size-asian="10pt" style:font-size-complex="10pt"/>
    </style:style>
    <style:style style:name="T17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6">Checklist for moving from Windows to <text:span text:style-name="T172">Linux (</text:span>Ubuntu or Debian<text:span text:style-name="T172">)</text:span>.</text:p>
      <text:p text:style-name="P18"><text:span text:style-name="Strong_20_Emphasis"><text:span text:style-name="T71"/></text:span></text:p>
      <text:list xml:id="list3568376027" text:style-name="L1">
        <text:list-item>
          <text:p text:style-name="P71"><text:span text:style-name="T134">Preparing to transfer</text:span><text:span text:style-name="T137"> (</text:span><text:span text:style-name="T138">o</text:span><text:span text:style-name="T139">n</text:span><text:span text:style-name="T137"> Windows)</text:span></text:p>
        </text:list-item>
      </text:list>
      <text:p text:style-name="P33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6"><text:s/></text:span></text:span><text:span text:style-name="Strong_20_Emphasis"><text:span text:style-name="T49"><draw:control text:anchor-type="as-char" draw:z-index="104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6"><text:s/></text:span></text:span><text:span text:style-name="Strong_20_Emphasis"><text:span text:style-name="T49"><draw:control text:anchor-type="as-char" draw:z-index="105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4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3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6"><text:s/></text:span></text:span><text:span text:style-name="Strong_20_Emphasis"><text:span text:style-name="T49"><draw:control text:anchor-type="as-char" draw:z-index="106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4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6"><text:s/></text:span></text:span><text:span text:style-name="Strong_20_Emphasis"><text:span text:style-name="T49"><draw:control text:anchor-type="as-char" draw:z-index="107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2"><text:span text:style-name="T166">Collect E-mail addresses and mail server addresses </text:span><text:span text:style-name="T167">per user</text:span><text:span text:style-name="T166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3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6"><text:s/></text:span></text:span><text:span text:style-name="Strong_20_Emphasis"><text:span text:style-name="T49"><draw:control text:anchor-type="as-char" draw:z-index="108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26">Install and start Google Chrome, import everything </text:span><text:span text:style-name="T131">per user</text:span><text:span text:style-name="T126"> from the current browser, and check the operation.</text:span></text:p>
            <text:p text:style-name="P25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6"><text:s/></text:span></text:span><text:span text:style-name="Strong_20_Emphasis"><text:span text:style-name="T49"><draw:control text:anchor-type="as-char" draw:z-index="109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26">Install and start Mozilla Firefox, import everything </text:span><text:span text:style-name="T131">per user</text:span><text:span text:style-name="T126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6"><text:s/></text:span></text:span><text:span text:style-name="Strong_20_Emphasis"><text:span text:style-name="T49"><draw:control text:anchor-type="as-char" draw:z-index="110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28">Install and start Mozilla Thunderbird, import </text:span><text:span text:style-name="T132">per user</text:span><text:span text:style-name="T128"> from the </text:span><text:span text:style-name="T127">email program </text:span><text:span text:style-name="T130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6"><text:s/></text:span></text:span><text:span text:style-name="Strong_20_Emphasis"><text:span text:style-name="T49"><draw:control text:anchor-type="as-char" draw:z-index="111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9"><draw:control text:anchor-type="as-char" draw:z-index="112" draw:name="Vorm9" draw:style-name="gr1" draw:text-style-name="P78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9"><draw:control text:anchor-type="as-char" draw:z-index="113" draw:name="Vorm10" draw:style-name="gr1" draw:text-style-name="P78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9"><draw:control text:anchor-type="as-char" draw:z-index="114" draw:name="Vorm11" draw:style-name="gr1" draw:text-style-name="P78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9"><draw:control text:anchor-type="as-char" draw:z-index="135" draw:name="Vorm12" draw:style-name="gr1" draw:text-style-name="P78" svg:width="0.35cm" svg:height="0.35cm" draw:control="control136"/></text:span></text:span><text:span text:style-name="Strong_20_Emphasis"><text:span text:style-name="T49"><text:tab/></text:span></text:span><text:span text:style-name="Strong_20_Emphasis"><text:span text:style-name="T50">account settings</text:span></text:span><text:span text:style-name="T126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6"><text:s/></text:span></text:span><text:span text:style-name="Strong_20_Emphasis"><text:span text:style-name="T49"><draw:control text:anchor-type="as-char" draw:z-index="115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7"><text:span text:style-name="Strong_20_Emphasis"><text:span text:style-name="T152"><text:s/></text:span></text:span><text:span text:style-name="Strong_20_Emphasis"><text:span text:style-name="T153"><draw:control text:anchor-type="as-char" draw:z-index="131" draw:name="Vorm14" draw:style-name="gr1" draw:text-style-name="P78" svg:width="0.35cm" svg:height="0.35cm" draw:control="control132"/></text:span></text:span><text:span text:style-name="Strong_20_Emphasis"><text:span text:style-name="T152"><text:s/></text:span></text:span><text:span text:style-name="Strong_20_Emphasis"><text:span text:style-name="T153"><draw:control text:anchor-type="as-char" draw:z-index="132" draw:name="Vorm15" draw:style-name="gr1" draw:text-style-name="P78" svg:width="0.35cm" svg:height="0.35cm" draw:control="control133"/></text:span></text:span><text:span text:style-name="Strong_20_Emphasis"><text:span text:style-name="T152"><text:s/></text:span></text:span><text:span text:style-name="Strong_20_Emphasis"><text:span text:style-name="T153"><draw:control text:anchor-type="as-char" draw:z-index="133" draw:name="Vorm16" draw:style-name="gr1" draw:text-style-name="P78" svg:width="0.35cm" svg:height="0.35cm" draw:control="control134"/></text:span></text:span><text:span text:style-name="Strong_20_Emphasis"><text:span text:style-name="T152"><text:s/></text:span></text:span><text:span text:style-name="Strong_20_Emphasis"><text:span text:style-name="T153"><draw:control text:anchor-type="as-char" draw:z-index="134" draw:name="Vorm17" draw:style-name="gr1" draw:text-style-name="P78" svg:width="0.35cm" svg:height="0.35cm" draw:control="control135"/></text:span></text:span><text:span text:style-name="Strong_20_Emphasis"><text:span text:style-name="T153"><text:tab/>Email folders</text:span></text:span><text:span text:style-name="T16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6"><text:s/></text:span></text:span><text:span text:style-name="Strong_20_Emphasis"><text:span text:style-name="T49"><draw:control text:anchor-type="as-char" draw:z-index="116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7"><text:span text:style-name="Strong_20_Emphasis"><text:span text:style-name="T152"><text:s/></text:span></text:span><text:span text:style-name="Strong_20_Emphasis"><text:span text:style-name="T153"><draw:control text:anchor-type="as-char" draw:z-index="127" draw:name="Vorm19" draw:style-name="gr1" draw:text-style-name="P78" svg:width="0.35cm" svg:height="0.35cm" draw:control="control128"/></text:span></text:span><text:span text:style-name="Strong_20_Emphasis"><text:span text:style-name="T152"><text:s/></text:span></text:span><text:span text:style-name="Strong_20_Emphasis"><text:span text:style-name="T153"><draw:control text:anchor-type="as-char" draw:z-index="128" draw:name="Vorm20" draw:style-name="gr1" draw:text-style-name="P78" svg:width="0.35cm" svg:height="0.35cm" draw:control="control129"/></text:span></text:span><text:span text:style-name="Strong_20_Emphasis"><text:span text:style-name="T152"><text:s/></text:span></text:span><text:span text:style-name="Strong_20_Emphasis"><text:span text:style-name="T153"><draw:control text:anchor-type="as-char" draw:z-index="129" draw:name="Vorm21" draw:style-name="gr1" draw:text-style-name="P78" svg:width="0.35cm" svg:height="0.35cm" draw:control="control130"/></text:span></text:span><text:span text:style-name="Strong_20_Emphasis"><text:span text:style-name="T152"><text:s/></text:span></text:span><text:span text:style-name="Strong_20_Emphasis"><text:span text:style-name="T153"><draw:control text:anchor-type="as-char" draw:z-index="130" draw:name="Vorm22" draw:style-name="gr1" draw:text-style-name="P78" svg:width="0.35cm" svg:height="0.35cm" draw:control="control131"/></text:span></text:span><text:span text:style-name="Strong_20_Emphasis"><text:span text:style-name="T153"><text:tab/></text:span></text:span><text:span text:style-name="T168">ad</text:span><text:span text:style-name="T169">d</text:span><text:span text:style-name="T168">res</text:span><text:span text:style-name="T169">s book</text:span><text:span text:style-name="T16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6"><text:s/></text:span></text:span><text:span text:style-name="Strong_20_Emphasis"><text:span text:style-name="T49"><draw:control text:anchor-type="as-char" draw:z-index="117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9"><draw:control text:anchor-type="as-char" draw:z-index="123" draw:name="Vorm24" draw:style-name="gr1" draw:text-style-name="P78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9"><draw:control text:anchor-type="as-char" draw:z-index="124" draw:name="Vorm25" draw:style-name="gr1" draw:text-style-name="P78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9"><draw:control text:anchor-type="as-char" draw:z-index="125" draw:name="Vorm26" draw:style-name="gr1" draw:text-style-name="P78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9"><draw:control text:anchor-type="as-char" draw:z-index="126" draw:name="Vorm27" draw:style-name="gr1" draw:text-style-name="P78" svg:width="0.35cm" svg:height="0.35cm" draw:control="control127"/></text:span></text:span><text:span text:style-name="Strong_20_Emphasis"><text:span text:style-name="T49"><text:tab/></text:span></text:span><text:span text:style-name="T129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><text:span text:style-name="Strong_20_Emphasis"><text:span text:style-name="T6"><text:s/></text:span></text:span><text:span text:style-name="Strong_20_Emphasis"><text:span text:style-name="T49"><draw:control text:anchor-type="as-char" draw:z-index="118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9"><draw:control text:anchor-type="as-char" draw:z-index="119" draw:name="Vorm29" draw:style-name="gr1" draw:text-style-name="P78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9"><draw:control text:anchor-type="as-char" draw:z-index="120" draw:name="Vorm30" draw:style-name="gr1" draw:text-style-name="P78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9"><draw:control text:anchor-type="as-char" draw:z-index="121" draw:name="Vorm31" draw:style-name="gr1" draw:text-style-name="P78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9"><draw:control text:anchor-type="as-char" draw:z-index="122" draw:name="Vorm32" draw:style-name="gr1" draw:text-style-name="P78" svg:width="0.35cm" svg:height="0.35cm" draw:control="control123"/></text:span></text:span><text:span text:style-name="Strong_20_Emphasis"><text:span text:style-name="T49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60"><text:span text:style-name="T135">If importing fails, export everything in any way possible from the current </text:span><text:span text:style-name="T136">email program</text:span><text:span text:style-name="T135"> to be able to import the data later.</text:span></text:p>
          </table:table-cell>
        </table:table-row>
      </table:table>
      <text:p text:style-name="P23"/>
      <text:list xml:id="list115903179229086" text:continue-list="list3568376027" text:style-name="L1">
        <text:list-item text:start-value="1">
          <text:p text:style-name="P69"><text:span text:style-name="Strong_20_Emphasis"><text:span text:style-name="T57">Preparing to transfer</text:span></text:span><text:span text:style-name="Strong_20_Emphasis"><text:span text:style-name="T73"> (</text:span></text:span><text:span text:style-name="Strong_20_Emphasis"><text:span text:style-name="T79">o</text:span></text:span><text:span text:style-name="Strong_20_Emphasis"><text:span text:style-name="T82">n</text:span></text:span><text:span text:style-name="Strong_20_Emphasis"><text:span text:style-name="T73"> </text:span></text:span><text:span text:style-name="Strong_20_Emphasis"><text:span text:style-name="T78">Linux or </text:span></text:span><text:span text:style-name="Strong_20_Emphasis"><text:span text:style-name="T73">Windows) - </text:span></text:span><text:span text:style-name="Strong_20_Emphasis"><text:span text:style-name="T77">continued</text:span></text:span></text:p>
        </text:list-item>
      </text:list>
      <text:p text:style-name="P35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29"><text:span text:style-name="Strong_20_Emphasis"><text:span text:style-name="T6"><text:s/></text:span></text:span><text:span text:style-name="Strong_20_Emphasis"><text:span text:style-name="T49"><draw:control text:anchor-type="as-char" draw:z-index="136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77"><text:span text:style-name="Strong_20_Emphasis"><text:span text:style-name="T20">Boot the computer from</text:span></text:span><text:span text:style-name="Strong_20_Emphasis"><text:span text:style-name="T56"><text:note text:id="ftn5" text:note-class="footnote"><text:note-citation>1</text:note-citation><text:note-body><text:p text:style-name="P62"><text:span text:style-name="T86">Boot menu/Setup via one of the </text:span><text:span text:style-name="T87">f</text:span><text:span text:style-name="T86">requently used keys:</text:span> Esc, Delete, F1, F2, <text:span text:style-name="T173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6" text:note-class="footnote"><text:note-citation>2</text:note-citation><text:note-body><text:p text:style-name="P63"><text:span text:style-name="T174">From a Live USB stick you can boot and work with </text:span><text:span text:style-name="T175">Linux</text:span><text:span text:style-name="Strong_20_Emphasis"><text:span text:style-name="T133"> </text:span></text:span><text:span text:style-name="T174">without modifying any files on the hard drive and also allows installation of </text:span><text:span text:style-name="T175">Linux</text:span><text:span text:style-name="Strong_20_Emphasis"><text:span text:style-name="T133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7" text:note-class="footnote"><text:note-citation>3</text:note-citation><text:note-body><text:p text:style-name="P64"><text:span text:style-name="Strong_20_Emphasis"><text:span text:style-name="T88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77">releases.ubuntu.com</text:span></text:span></text:a><text:span text:style-name="Strong_20_Emphasis"><text:span text:style-name="T88"> </text:span></text:span><text:span text:style-name="Strong_20_Emphasis"><text:span text:style-name="T94">o</text:span></text:span><text:span text:style-name="Strong_20_Emphasis"><text:span text:style-name="T105">r</text:span></text:span><text:span text:style-name="Strong_20_Emphasis"><text:span text:style-name="T89"> </text:span></text:span><text:a xlink:type="simple" xlink:href="https://www.debian.org/CD/live/" text:style-name="Internet_20_link" text:visited-style-name="Visited_20_Internet_20_Link"><text:span text:style-name="Strong_20_Emphasis"><text:span text:style-name="T176">debian.org/cd/live</text:span></text:span></text:a><text:span text:style-name="Strong_20_Emphasis"><text:span text:style-name="T93"> </text:span></text:span><text:span text:style-name="Strong_20_Emphasis"><text:span text:style-name="T96">(see also Checklist installation).</text:span></text:span><text:span text:style-name="Strong_20_Emphasis"><text:span text:style-name="T88"><text:line-break/></text:span></text:span><text:span text:style-name="Strong_20_Emphasis"><text:span text:style-name="T102">The next steps are described in </text:span></text:span><text:span text:style-name="Strong_20_Emphasis"><text:span text:style-name="T106">Linux informati</text:span></text:span><text:span text:style-name="Strong_20_Emphasis"><text:span text:style-name="T107">on</text:span></text:span><text:span text:style-name="Strong_20_Emphasis"><text:span text:style-name="T10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78">karelzimmer.nl</text:span></text:span></text:a><text:span text:style-name="Strong_20_Emphasis"><text:span text:style-name="T102">, under </text:span></text:span><text:span text:style-name="Strong_20_Emphasis"><text:span text:style-name="T106">Linux</text:span></text:span><text:span text:style-name="Strong_20_Emphasis"><text:span text:style-name="T102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25">t</text:span></text:span><text:span text:style-name="Strong_20_Emphasis"><text:span text:style-name="T124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6"><text:s/></text:span></text:span><text:span text:style-name="Strong_20_Emphasis"><text:span text:style-name="T49"><draw:control text:anchor-type="as-char" draw:z-index="138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5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6"><text:s/></text:span></text:span><text:span text:style-name="Strong_20_Emphasis"><text:span text:style-name="T49"><draw:control text:anchor-type="as-char" draw:z-index="139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5">M</text:span></text:span><text:span text:style-name="Strong_20_Emphasis"><text:span text:style-name="T41">y Documents</text:span></text:span><text:span text:style-name="Strong_20_Emphasis"><text:span text:style-name="T25">, </text:span></text:span><text:span text:style-name="Strong_20_Emphasis"><text:span text:style-name="T26">etc</text:span></text:span><text:span text:style-name="Strong_20_Emphasis"><text:span text:style-name="T2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6"><text:s/></text:span></text:span><text:span text:style-name="Strong_20_Emphasis"><text:span text:style-name="T49"><draw:control text:anchor-type="as-char" draw:z-index="140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7">Desktop wallpapers</text:span></text:span><text:span text:style-name="Strong_20_Emphasis"><text:span text:style-name="T2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6"><text:s/></text:span></text:span><text:span text:style-name="Strong_20_Emphasis"><text:span text:style-name="T49"><draw:control text:anchor-type="as-char" draw:z-index="141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9"><draw:control text:anchor-type="as-char" draw:z-index="144" draw:name="Vorm39" draw:style-name="gr1" draw:text-style-name="P78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9"><draw:control text:anchor-type="as-char" draw:z-index="145" draw:name="Vorm40" draw:style-name="gr1" draw:text-style-name="P78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9"><draw:control text:anchor-type="as-char" draw:z-index="146" draw:name="Vorm41" draw:style-name="gr1" draw:text-style-name="P78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9"><draw:control text:anchor-type="as-char" draw:z-index="147" draw:name="Vorm42" draw:style-name="gr1" draw:text-style-name="P78" svg:width="0.35cm" svg:height="0.35cm" draw:control="control148"/></text:span></text:span><text:span text:style-name="Strong_20_Emphasis"><text:span text:style-name="T49"><text:tab/></text:span></text:span><text:span text:style-name="Strong_20_Emphasis"><text:span text:style-name="T51">The created </text:span></text:span><text:span text:style-name="Strong_20_Emphasis"><text:span text:style-name="T14">Chrome</text:span></text:span><text:span text:style-name="Strong_20_Emphasis"><text:span text:style-name="T25"> </text:span></text:span><text:span text:style-name="Strong_20_Emphasis"><text:span text:style-name="T42">files</text:span></text:span><text:span text:style-name="Strong_20_Emphasis"><text:span text:style-name="T25"><text:line-break/><text:tab/><text:tab/><text:tab/><text:tab/></text:span></text:span><text:span text:style-name="Strong_20_Emphasis"><text:span text:style-name="T28">&lt;= </text:span></text:span><text:span text:style-name="Emphasis"><text:span text:style-name="T66">XP<text:tab/></text:span></text:span><text:span text:style-name="Emphasis"><text:span text:style-name="T67">:<text:tab/></text:span></text:span><text:span text:style-name="Emphasis"><text:span text:style-name="T25">C:\Documents and Settings\</text:span></text:span><text:span text:style-name="Definition"><text:span text:style-name="T154">&lt;</text:span></text:span><text:span text:style-name="Definition"><text:span text:style-name="T156">Username</text:span></text:span><text:span text:style-name="Definition"><text:span text:style-name="T154">&gt;</text:span></text:span><text:span text:style-name="Strong_20_Emphasis"><text:span text:style-name="T25">\Application Data\</text:span></text:span><text:span text:style-name="Strong_20_Emphasis"><text:span text:style-name="T11">Google</text:span></text:span><text:span text:style-name="Strong_20_Emphasis"><text:span text:style-name="T25"><text:line-break/><text:tab/><text:tab/><text:tab/><text:tab/></text:span></text:span><text:span text:style-name="Strong_20_Emphasis"><text:span text:style-name="T28">&gt;= </text:span></text:span><text:span text:style-name="Strong_20_Emphasis"><text:span text:style-name="T74">W7</text:span></text:span><text:span text:style-name="Strong_20_Emphasis"><text:span text:style-name="T75"><text:tab/></text:span></text:span><text:span text:style-name="Emphasis"><text:span text:style-name="T76">:</text:span></text:span><text:span text:style-name="Emphasis"><text:span text:style-name="T67"><text:tab/></text:span></text:span><text:span text:style-name="Emphasis"><text:span text:style-name="T25">C:\Users\</text:span></text:span><text:span text:style-name="Definition"><text:span text:style-name="T154">&lt;</text:span></text:span><text:span text:style-name="Definition"><text:span text:style-name="T156">Username</text:span></text:span><text:span text:style-name="Definition"><text:span text:style-name="T154">&gt;</text:span></text:span><text:span text:style-name="Strong_20_Emphasis"><text:span text:style-name="T29">\</text:span></text:span><text:span text:style-name="Strong_20_Emphasis"><text:span text:style-name="T65">AppData</text:span></text:span><text:span text:style-name="Strong_20_Emphasis"><text:span text:style-name="T25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6"><text:s/></text:span></text:span><text:span text:style-name="Strong_20_Emphasis"><text:span text:style-name="T49"><draw:control text:anchor-type="as-char" draw:z-index="142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9"><draw:control text:anchor-type="as-char" draw:z-index="148" draw:name="Vorm44" draw:style-name="gr1" draw:text-style-name="P78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9"><draw:control text:anchor-type="as-char" draw:z-index="149" draw:name="Vorm45" draw:style-name="gr1" draw:text-style-name="P78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9"><draw:control text:anchor-type="as-char" draw:z-index="150" draw:name="Vorm46" draw:style-name="gr1" draw:text-style-name="P78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9"><draw:control text:anchor-type="as-char" draw:z-index="151" draw:name="Vorm47" draw:style-name="gr1" draw:text-style-name="P78" svg:width="0.35cm" svg:height="0.35cm" draw:control="control152"/></text:span></text:span><text:span text:style-name="Strong_20_Emphasis"><text:span text:style-name="T49"><text:tab/></text:span></text:span><text:span text:style-name="Strong_20_Emphasis"><text:span text:style-name="T51">The created</text:span></text:span><text:span text:style-name="Strong_20_Emphasis"><text:span text:style-name="T25"> F</text:span></text:span><text:span text:style-name="Strong_20_Emphasis"><text:span text:style-name="T47">irefox</text:span></text:span><text:span text:style-name="Strong_20_Emphasis"><text:span text:style-name="T25"> </text:span></text:span><text:span text:style-name="Strong_20_Emphasis"><text:span text:style-name="T42">files</text:span></text:span><text:span text:style-name="Strong_20_Emphasis"><text:span text:style-name="T25"><text:line-break/><text:tab/><text:tab/><text:tab/><text:tab/></text:span></text:span><text:span text:style-name="Strong_20_Emphasis"><text:span text:style-name="T28">&lt;= </text:span></text:span><text:span text:style-name="Emphasis"><text:span text:style-name="T66">XP<text:tab/></text:span></text:span><text:span text:style-name="Emphasis"><text:span text:style-name="T67">:<text:tab/></text:span></text:span><text:span text:style-name="Emphasis"><text:span text:style-name="T25">C:\Documents and Settings\</text:span></text:span><text:span text:style-name="Definition"><text:span text:style-name="T154">&lt;</text:span></text:span><text:span text:style-name="Definition"><text:span text:style-name="T156">Username</text:span></text:span><text:span text:style-name="Definition"><text:span text:style-name="T154">&gt;</text:span></text:span><text:span text:style-name="Strong_20_Emphasis"><text:span text:style-name="T25">\Application Data\Mozilla<text:line-break/><text:tab/><text:tab/><text:tab/><text:tab/></text:span></text:span><text:span text:style-name="Strong_20_Emphasis"><text:span text:style-name="T28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7"><text:tab/></text:span></text:span><text:span text:style-name="Emphasis"><text:span text:style-name="T25">C:\Users\</text:span></text:span><text:span text:style-name="Definition"><text:span text:style-name="T154">&lt;</text:span></text:span><text:span text:style-name="Definition"><text:span text:style-name="T156">Username</text:span></text:span><text:span text:style-name="Definition"><text:span text:style-name="T154">&gt;</text:span></text:span><text:span text:style-name="Strong_20_Emphasis"><text:span text:style-name="T29">\</text:span></text:span><text:span text:style-name="Strong_20_Emphasis"><text:span text:style-name="T25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1"><text:span text:style-name="Strong_20_Emphasis"><text:span text:style-name="T6"><text:s/></text:span></text:span><text:span text:style-name="Strong_20_Emphasis"><text:span text:style-name="T49"><draw:control text:anchor-type="as-char" draw:z-index="143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9"><draw:control text:anchor-type="as-char" draw:z-index="152" draw:name="Vorm49" draw:style-name="gr1" draw:text-style-name="P78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9"><draw:control text:anchor-type="as-char" draw:z-index="153" draw:name="Vorm50" draw:style-name="gr1" draw:text-style-name="P78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9"><draw:control text:anchor-type="as-char" draw:z-index="154" draw:name="Vorm51" draw:style-name="gr1" draw:text-style-name="P78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9"><draw:control text:anchor-type="as-char" draw:z-index="155" draw:name="Vorm52" draw:style-name="gr1" draw:text-style-name="P78" svg:width="0.35cm" svg:height="0.35cm" draw:control="control156"/></text:span></text:span><text:span text:style-name="Strong_20_Emphasis"><text:span text:style-name="T49"><text:tab/></text:span></text:span><text:span text:style-name="Strong_20_Emphasis"><text:span text:style-name="T51">The created</text:span></text:span><text:span text:style-name="Strong_20_Emphasis"><text:span text:style-name="T25"> T</text:span></text:span><text:span text:style-name="Strong_20_Emphasis"><text:span text:style-name="T47">hunderbird</text:span></text:span><text:span text:style-name="Strong_20_Emphasis"><text:span text:style-name="T25"> </text:span></text:span><text:span text:style-name="Strong_20_Emphasis"><text:span text:style-name="T42">files</text:span></text:span><text:span text:style-name="Strong_20_Emphasis"><text:span text:style-name="T25"><text:line-break/><text:tab/><text:tab/><text:tab/><text:tab/></text:span></text:span><text:span text:style-name="Strong_20_Emphasis"><text:span text:style-name="T28">&lt;= </text:span></text:span><text:span text:style-name="Emphasis"><text:span text:style-name="T66">XP<text:tab/></text:span></text:span><text:span text:style-name="Emphasis"><text:span text:style-name="T67">:<text:tab/></text:span></text:span><text:span text:style-name="Emphasis"><text:span text:style-name="T29">C:\Documents and Settings\</text:span></text:span><text:span text:style-name="Definition"><text:span text:style-name="T155">&lt;</text:span></text:span><text:span text:style-name="Definition"><text:span text:style-name="T156">Username</text:span></text:span><text:span text:style-name="Definition"><text:span text:style-name="T155">&gt;</text:span></text:span><text:span text:style-name="Strong_20_Emphasis"><text:span text:style-name="T29">\</text:span></text:span><text:span text:style-name="Strong_20_Emphasis"><text:span text:style-name="T25">Application Data\Thunderbird<text:line-break/><text:tab/><text:tab/><text:tab/><text:tab/></text:span></text:span><text:span text:style-name="Strong_20_Emphasis"><text:span text:style-name="T28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7"><text:tab/></text:span></text:span><text:span text:style-name="Emphasis"><text:span text:style-name="T25">C:\Users\</text:span></text:span><text:span text:style-name="Definition"><text:span text:style-name="T154">&lt;</text:span></text:span><text:span text:style-name="Definition"><text:span text:style-name="T156">Username</text:span></text:span><text:span text:style-name="Definition"><text:span text:style-name="T154">&gt;</text:span></text:span><text:span text:style-name="Strong_20_Emphasis"><text:span text:style-name="T29">\</text:span></text:span><text:span text:style-name="Strong_20_Emphasis"><text:span text:style-name="T25">AppData\Roaming\Thunderbird</text:span></text:span></text:p>
          </table:table-cell>
        </table:table-row>
      </table:table>
      <text:p text:style-name="P36"/>
      <text:p text:style-name="P37"/>
      <text:list xml:id="list115902257383106" text:continue-numbering="true" text:style-name="L1">
        <text:list-item>
          <text:p text:style-name="P70"><text:span text:style-name="Strong_20_Emphasis"><text:span text:style-name="T121">Install </text:span></text:span><text:span text:style-name="Strong_20_Emphasis"><text:span text:style-name="T122">Linux</text:span></text:span><text:span text:style-name="Strong_20_Emphasis"><text:span text:style-name="T30"> </text:span></text:span><text:span text:style-name="Emphasis"><text:span text:style-name="T70">(</text:span></text:span><text:span text:style-name="Emphasis"><text:span text:style-name="T69">consider </text:span></text:span><text:span text:style-name="Emphasis"><text:span text:style-name="T68">dual boot</text:span></text:span><text:span text:style-name="Emphasis"><text:span text:style-name="T70">)</text:span></text:span></text:p>
        </text:list-item>
      </text:list>
      <text:p text:style-name="P38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0"><text:span text:style-name="Strong_20_Emphasis"><text:span text:style-name="T6"><text:s/></text:span></text:span><text:span text:style-name="Strong_20_Emphasis"><text:span text:style-name="T49"><draw:control text:anchor-type="as-char" draw:z-index="137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60">Installation Checklist</text:span></text:span><text:span text:style-name="Strong_20_Emphasis"><text:span text:style-name="T10">.</text:span></text:span><text:span text:style-name="Strong_20_Emphasis"><text:span text:style-name="T10"><text:note text:id="ftn0" text:note-class="footnote"><text:note-citation>4</text:note-citation><text:note-body><text:p text:style-name="P65">Checklist installation can be found <text:span text:style-name="Strong_20_Emphasis"><text:span text:style-name="T102">at </text:span></text:span><text:a xlink:type="simple" xlink:href="https://karelzimmer.nl/" text:style-name="Internet_20_link" text:visited-style-name="Visited_20_Internet_20_Link"><text:span text:style-name="Strong_20_Emphasis"><text:span text:style-name="T178">karelzimmer.nl</text:span></text:span></text:a><text:span text:style-name="Strong_20_Emphasis"><text:span text:style-name="T102">, under</text:span></text:span> <text:span text:style-name="T180">Linux</text:span>.</text:p></text:note-body></text:note></text:span></text:span></text:p>
          </table:table-cell>
        </table:table-row>
      </table:table>
      <text:p text:style-name="P19"><text:span text:style-name="Strong_20_Emphasis"><text:span text:style-name="T144"><text:tab/></text:span></text:span></text:p>
      <text:list xml:id="list115901459276243" text:continue-numbering="true" text:style-name="L1">
        <text:list-item>
          <text:p text:style-name="P72"><text:span text:style-name="Strong_20_Emphasis"><text:span text:style-name="T62">Perform transfer</text:span></text:span><text:span text:style-name="Strong_20_Emphasis"><text:span text:style-name="T24"> </text:span></text:span><text:span text:style-name="Strong_20_Emphasis"><text:span text:style-name="T72">(</text:span></text:span><text:span text:style-name="Strong_20_Emphasis"><text:span text:style-name="T79">o</text:span></text:span><text:span text:style-name="Strong_20_Emphasis"><text:span text:style-name="T81">n</text:span></text:span><text:span text:style-name="Strong_20_Emphasis"><text:span text:style-name="T72"> </text:span></text:span><text:span text:style-name="Strong_20_Emphasis"><text:span text:style-name="T80">Linux</text:span></text:span><text:span text:style-name="Strong_20_Emphasis"><text:span text:style-name="T72">)</text:span></text:span><text:span text:style-name="Strong_20_Emphasis"><text:span text:style-name="T24"><text:line-break/></text:span></text:span></text:p>
          <text:p text:style-name="P67">The actions in this chapter must be performed per user</text:p>
          <text:p text:style-name="P68"><text:span text:style-name="Emphasis"><text:span text:style-name="T147"/></text:span></text:p>
        </text:list-item>
      </text:list>
      <text:p text:style-name="P20"><text:span text:style-name="Strong_20_Emphasis"><text:span text:style-name="T144"><draw:control text:anchor-type="as-char" draw:z-index="0" draw:name="Vorm54" draw:style-name="gr1" draw:text-style-name="P78" svg:width="0.35cm" svg:height="0.35cm" draw:control="control1"/></text:span></text:span><text:span text:style-name="Strong_20_Emphasis"><text:span text:style-name="T144"><text:tab/></text:span></text:span><text:span text:style-name="Strong_20_Emphasis"><text:span text:style-name="T144"><draw:control text:anchor-type="as-char" draw:z-index="11" draw:name="Vorm55" draw:style-name="gr1" draw:text-style-name="P78" svg:width="0.35cm" svg:height="0.35cm" draw:control="control12"/></text:span></text:span><text:span text:style-name="Strong_20_Emphasis"><text:span text:style-name="T144"><text:tab/></text:span></text:span><text:span text:style-name="Strong_20_Emphasis"><text:span text:style-name="T144"><draw:control text:anchor-type="as-char" draw:z-index="12" draw:name="Vorm56" draw:style-name="gr1" draw:text-style-name="P78" svg:width="0.35cm" svg:height="0.35cm" draw:control="control13"/></text:span></text:span><text:span text:style-name="Strong_20_Emphasis"><text:span text:style-name="T144"><text:tab/></text:span></text:span><text:span text:style-name="Strong_20_Emphasis"><text:span text:style-name="T144"><draw:control text:anchor-type="as-char" draw:z-index="13" draw:name="Vorm57" draw:style-name="gr1" draw:text-style-name="P78" svg:width="0.35cm" svg:height="0.35cm" draw:control="control14"/></text:span></text:span><text:span text:style-name="Strong_20_Emphasis"><text:span text:style-name="T144"><text:tab/></text:span></text:span><text:span text:style-name="Strong_20_Emphasis"><text:span text:style-name="T148">Make sure there is no Internet connection, so that no new e-mails can arrive.</text:span></text:span></text:p>
      <text:p text:style-name="P13"><text:span text:style-name="Strong_20_Emphasis"><text:span text:style-name="T52"><draw:control text:anchor-type="as-char" draw:z-index="1" draw:name="Vorm58" draw:style-name="gr1" draw:text-style-name="P78" svg:width="0.35cm" svg:height="0.35cm" draw:control="control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4" draw:name="Vorm59" draw:style-name="gr1" draw:text-style-name="P78" svg:width="0.35cm" svg:height="0.35cm" draw:control="control1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5" draw:name="Vorm60" draw:style-name="gr1" draw:text-style-name="P78" svg:width="0.35cm" svg:height="0.35cm" draw:control="control1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6" draw:name="Vorm61" draw:style-name="gr1" draw:text-style-name="P78" svg:width="0.35cm" svg:height="0.35cm" draw:control="control17"/></text:span></text:span><text:span text:style-name="Strong_20_Emphasis"><text:span text:style-name="T52"><text:tab/></text:span></text:span><text:span text:style-name="Strong_20_Emphasis"><text:span text:style-name="T43">Connect the external hard disk.</text:span></text:span></text:p>
      <text:p text:style-name="P13"><text:span text:style-name="Strong_20_Emphasis"><text:span text:style-name="T52"><draw:control text:anchor-type="as-char" draw:z-index="2" draw:name="Vorm62" draw:style-name="gr1" draw:text-style-name="P78" svg:width="0.35cm" svg:height="0.35cm" draw:control="control3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7" draw:name="Vorm63" draw:style-name="gr1" draw:text-style-name="P78" svg:width="0.35cm" svg:height="0.35cm" draw:control="control1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8" draw:name="Vorm64" draw:style-name="gr1" draw:text-style-name="P78" svg:width="0.35cm" svg:height="0.35cm" draw:control="control1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9" draw:name="Vorm65" draw:style-name="gr1" draw:text-style-name="P78" svg:width="0.35cm" svg:height="0.35cm" draw:control="control20"/></text:span></text:span><text:span text:style-name="Strong_20_Emphasis"><text:span text:style-name="T52"><text:tab/></text:span></text:span><text:span text:style-name="Strong_20_Emphasis"><text:span text:style-name="T53">Copy</text:span></text:span><text:span text:style-name="Strong_20_Emphasis"><text:span text:style-name="T24"> </text:span></text:span><text:span text:style-name="Strong_20_Emphasis"><text:span text:style-name="T31">M</text:span></text:span><text:span text:style-name="Strong_20_Emphasis"><text:span text:style-name="T44">y</text:span></text:span><text:span text:style-name="Strong_20_Emphasis"><text:span text:style-name="T31"> </text:span></text:span><text:span text:style-name="Strong_20_Emphasis"><text:span text:style-name="T44">Documents</text:span></text:span><text:span text:style-name="Strong_20_Emphasis"><text:span text:style-name="T31">, </text:span></text:span><text:span text:style-name="Strong_20_Emphasis"><text:span text:style-name="T26">etc</text:span></text:span><text:span text:style-name="Strong_20_Emphasis"><text:span text:style-name="T24">.</text:span></text:span></text:p>
      <text:p text:style-name="P15"><text:span text:style-name="Strong_20_Emphasis"><text:span text:style-name="T52"><draw:control text:anchor-type="as-char" draw:z-index="3" draw:name="Vorm70" draw:style-name="gr1" draw:text-style-name="P78" svg:width="0.35cm" svg:height="0.35cm" draw:control="control4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0" draw:name="Vorm71" draw:style-name="gr1" draw:text-style-name="P78" svg:width="0.35cm" svg:height="0.35cm" draw:control="control21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1" draw:name="Vorm72" draw:style-name="gr1" draw:text-style-name="P78" svg:width="0.35cm" svg:height="0.35cm" draw:control="control2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2" draw:name="Vorm73" draw:style-name="gr1" draw:text-style-name="P78" svg:width="0.35cm" svg:height="0.35cm" draw:control="control23"/></text:span></text:span><text:span text:style-name="Strong_20_Emphasis"><text:span text:style-name="T52"><text:tab/></text:span></text:span><text:span text:style-name="Strong_20_Emphasis"><text:span text:style-name="T54">Copy</text:span></text:span><text:span text:style-name="Strong_20_Emphasis"><text:span text:style-name="T32"> </text:span></text:span><text:span text:style-name="Strong_20_Emphasis"><text:span text:style-name="T27">Desktop wallpapers</text:span></text:span><text:span text:style-name="Strong_20_Emphasis"><text:span text:style-name="T25"> </text:span></text:span><text:span text:style-name="Strong_20_Emphasis"><text:span text:style-name="T45">to</text:span></text:span><text:span text:style-name="Strong_20_Emphasis"><text:span text:style-name="T33"> ~/</text:span></text:span><text:span text:style-name="Strong_20_Emphasis"><text:span text:style-name="T45">Pictures</text:span></text:span><text:span text:style-name="Strong_20_Emphasis"><text:span text:style-name="T33">.</text:span></text:span></text:p>
      <text:p text:style-name="P13"><text:span text:style-name="Strong_20_Emphasis"><text:span text:style-name="T52"><draw:control text:anchor-type="as-char" draw:z-index="4" draw:name="Vorm74" draw:style-name="gr1" draw:text-style-name="P78" svg:width="0.35cm" svg:height="0.35cm" draw:control="control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3" draw:name="Vorm75" draw:style-name="gr1" draw:text-style-name="P78" svg:width="0.35cm" svg:height="0.35cm" draw:control="control24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4" draw:name="Vorm76" draw:style-name="gr1" draw:text-style-name="P78" svg:width="0.35cm" svg:height="0.35cm" draw:control="control2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5" draw:name="Vorm77" draw:style-name="gr1" draw:text-style-name="P78" svg:width="0.35cm" svg:height="0.35cm" draw:control="control26"/></text:span></text:span><text:span text:style-name="Strong_20_Emphasis"><text:span text:style-name="T52"><text:tab/></text:span></text:span><text:span text:style-name="Strong_20_Emphasis"><text:span text:style-name="T54">Copy</text:span></text:span><text:span text:style-name="Strong_20_Emphasis"><text:span text:style-name="T24"> </text:span></text:span><text:span text:style-name="Strong_20_Emphasis"><text:span text:style-name="T45">the</text:span></text:span><text:span text:style-name="Strong_20_Emphasis"><text:span text:style-name="T24"> </text:span></text:span><text:span text:style-name="Strong_20_Emphasis"><text:span text:style-name="T12">Chrome </text:span></text:span><text:span text:style-name="Strong_20_Emphasis"><text:span text:style-name="T24">data </text:span></text:span><text:span text:style-name="Strong_20_Emphasis"><text:span text:style-name="T45">to</text:span></text:span><text:span text:style-name="Strong_20_Emphasis"><text:span text:style-name="T32"> ~/.</text:span></text:span><text:span text:style-name="Strong_20_Emphasis"><text:span text:style-name="T12">chrome</text:span></text:span><text:span text:style-name="Strong_20_Emphasis"><text:span text:style-name="T34">, </text:span></text:span><text:span text:style-name="Strong_20_Emphasis"><text:span text:style-name="T26">o</text:span></text:span><text:span text:style-name="Strong_20_Emphasis"><text:span text:style-name="T45">r</text:span></text:span><text:span text:style-name="Strong_20_Emphasis"><text:span text:style-name="T26"> </text:span></text:span><text:span text:style-name="Strong_20_Emphasis"><text:span text:style-name="T45">to</text:span></text:span><text:span text:style-name="Strong_20_Emphasis"><text:span text:style-name="T26"> </text:span></text:span><text:span text:style-name="Strong_20_Emphasis"><text:span text:style-name="T32">~/.</text:span></text:span><text:span text:style-name="Strong_20_Emphasis"><text:span text:style-name="T13">google</text:span></text:span><text:span text:style-name="Strong_20_Emphasis"><text:span text:style-name="T32">.</text:span></text:span></text:p>
      <text:p text:style-name="P13"><text:span text:style-name="Strong_20_Emphasis"><text:span text:style-name="T52"><draw:control text:anchor-type="as-char" draw:z-index="5" draw:name="Vorm78" draw:style-name="gr1" draw:text-style-name="P78" svg:width="0.35cm" svg:height="0.35cm" draw:control="control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6" draw:name="Vorm79" draw:style-name="gr1" draw:text-style-name="P78" svg:width="0.35cm" svg:height="0.35cm" draw:control="control27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7" draw:name="Vorm80" draw:style-name="gr1" draw:text-style-name="P78" svg:width="0.35cm" svg:height="0.35cm" draw:control="control2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8" draw:name="Vorm81" draw:style-name="gr1" draw:text-style-name="P78" svg:width="0.35cm" svg:height="0.35cm" draw:control="control29"/></text:span></text:span><text:span text:style-name="Strong_20_Emphasis"><text:span text:style-name="T52"><text:tab/></text:span></text:span><text:span text:style-name="Strong_20_Emphasis"><text:span text:style-name="T54">Copy the</text:span></text:span><text:span text:style-name="Strong_20_Emphasis"><text:span text:style-name="T24"> Firefox data </text:span></text:span><text:span text:style-name="Strong_20_Emphasis"><text:span text:style-name="T45">to</text:span></text:span><text:span text:style-name="Strong_20_Emphasis"><text:span text:style-name="T32"> ~/.mozilla </text:span></text:span><text:span text:style-name="Strong_20_Emphasis"><text:span text:style-name="T34">(NB </text:span></text:span><text:span text:style-name="Strong_20_Emphasis"><text:span text:style-name="T58">F</text:span></text:span><text:span text:style-name="Strong_20_Emphasis"><text:span text:style-name="T34">irefox</text:span></text:span><text:span text:style-name="Strong_20_Emphasis"><text:span text:style-name="T35"> → </text:span></text:span><text:span text:style-name="Strong_20_Emphasis"><text:span text:style-name="T59">f</text:span></text:span><text:span text:style-name="Strong_20_Emphasis"><text:span text:style-name="T36">irefox</text:span></text:span><text:span text:style-name="Strong_20_Emphasis"><text:span text:style-name="T34">), </text:span></text:span><text:span text:style-name="Strong_20_Emphasis"><text:span text:style-name="T26">o</text:span></text:span><text:span text:style-name="Strong_20_Emphasis"><text:span text:style-name="T45">r</text:span></text:span><text:span text:style-name="Strong_20_Emphasis"><text:span text:style-name="T26"> </text:span></text:span><text:span text:style-name="Strong_20_Emphasis"><text:span text:style-name="T45">to</text:span></text:span><text:span text:style-name="Strong_20_Emphasis"><text:span text:style-name="T26"> </text:span></text:span><text:span text:style-name="Strong_20_Emphasis"><text:span text:style-name="T32">~/.mozilla.</text:span></text:span></text:p>
      <text:p text:style-name="P21"><text:span text:style-name="Strong_20_Emphasis"><text:span text:style-name="T144"><draw:control text:anchor-type="as-char" draw:z-index="6" draw:name="Vorm82" draw:style-name="gr1" draw:text-style-name="P78" svg:width="0.35cm" svg:height="0.35cm" draw:control="control7"/></text:span></text:span><text:span text:style-name="Strong_20_Emphasis"><text:span text:style-name="T144"><text:tab/></text:span></text:span><text:span text:style-name="Strong_20_Emphasis"><text:span text:style-name="T144"><draw:control text:anchor-type="as-char" draw:z-index="29" draw:name="Vorm83" draw:style-name="gr1" draw:text-style-name="P78" svg:width="0.35cm" svg:height="0.35cm" draw:control="control30"/></text:span></text:span><text:span text:style-name="Strong_20_Emphasis"><text:span text:style-name="T144"><text:tab/></text:span></text:span><text:span text:style-name="Strong_20_Emphasis"><text:span text:style-name="T144"><draw:control text:anchor-type="as-char" draw:z-index="30" draw:name="Vorm84" draw:style-name="gr1" draw:text-style-name="P78" svg:width="0.35cm" svg:height="0.35cm" draw:control="control31"/></text:span></text:span><text:span text:style-name="Strong_20_Emphasis"><text:span text:style-name="T144"><text:tab/></text:span></text:span><text:span text:style-name="Strong_20_Emphasis"><text:span text:style-name="T144"><draw:control text:anchor-type="as-char" draw:z-index="31" draw:name="Vorm85" draw:style-name="gr1" draw:text-style-name="P78" svg:width="0.35cm" svg:height="0.35cm" draw:control="control32"/></text:span></text:span><text:span text:style-name="Strong_20_Emphasis"><text:span text:style-name="T144"><text:tab/></text:span></text:span><text:span text:style-name="Strong_20_Emphasis"><text:span text:style-name="T146">Start Firefox and check the operation.</text:span></text:span></text:p>
      <text:p text:style-name="P20"><text:span text:style-name="Strong_20_Emphasis"><text:span text:style-name="T144"><draw:control text:anchor-type="as-char" draw:z-index="7" draw:name="Vorm86" draw:style-name="gr1" draw:text-style-name="P78" svg:width="0.35cm" svg:height="0.35cm" draw:control="control8"/></text:span></text:span><text:span text:style-name="Strong_20_Emphasis"><text:span text:style-name="T144"><text:tab/></text:span></text:span><text:span text:style-name="Strong_20_Emphasis"><text:span text:style-name="T144"><draw:control text:anchor-type="as-char" draw:z-index="32" draw:name="Vorm87" draw:style-name="gr1" draw:text-style-name="P78" svg:width="0.35cm" svg:height="0.35cm" draw:control="control33"/></text:span></text:span><text:span text:style-name="Strong_20_Emphasis"><text:span text:style-name="T144"><text:tab/></text:span></text:span><text:span text:style-name="Strong_20_Emphasis"><text:span text:style-name="T144"><draw:control text:anchor-type="as-char" draw:z-index="33" draw:name="Vorm88" draw:style-name="gr1" draw:text-style-name="P78" svg:width="0.35cm" svg:height="0.35cm" draw:control="control34"/></text:span></text:span><text:span text:style-name="Strong_20_Emphasis"><text:span text:style-name="T144"><text:tab/></text:span></text:span><text:span text:style-name="Strong_20_Emphasis"><text:span text:style-name="T144"><draw:control text:anchor-type="as-char" draw:z-index="34" draw:name="Vorm89" draw:style-name="gr1" draw:text-style-name="P78" svg:width="0.35cm" svg:height="0.35cm" draw:control="control35"/></text:span></text:span><text:span text:style-name="Strong_20_Emphasis"><text:span text:style-name="T144"><text:tab/></text:span></text:span><text:span text:style-name="Strong_20_Emphasis"><text:span text:style-name="T145">Copy the </text:span></text:span><text:span text:style-name="Strong_20_Emphasis"><text:span text:style-name="T146">Thunderbird data </text:span></text:span><text:span text:style-name="Strong_20_Emphasis"><text:span text:style-name="T151">to</text:span></text:span><text:span text:style-name="Strong_20_Emphasis"><text:span text:style-name="T149"> ~/.thunderbird, </text:span></text:span><text:span text:style-name="Strong_20_Emphasis"><text:span text:style-name="T150">o</text:span></text:span><text:span text:style-name="Strong_20_Emphasis"><text:span text:style-name="T151">r</text:span></text:span><text:span text:style-name="Strong_20_Emphasis"><text:span text:style-name="T150"> </text:span></text:span><text:span text:style-name="Strong_20_Emphasis"><text:span text:style-name="T151">to</text:span></text:span><text:span text:style-name="Strong_20_Emphasis"><text:span text:style-name="T150"> </text:span></text:span><text:span text:style-name="Strong_20_Emphasis"><text:span text:style-name="T149">~/.thunderbird.</text:span></text:span></text:p>
      <text:p text:style-name="P16"><text:span text:style-name="Strong_20_Emphasis"><text:span text:style-name="T52"><draw:control text:anchor-type="as-char" draw:z-index="8" draw:name="Vorm90" draw:style-name="gr1" draw:text-style-name="P78" svg:width="0.35cm" svg:height="0.35cm" draw:control="control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5" draw:name="Vorm91" draw:style-name="gr1" draw:text-style-name="P78" svg:width="0.35cm" svg:height="0.35cm" draw:control="control3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6" draw:name="Vorm92" draw:style-name="gr1" draw:text-style-name="P78" svg:width="0.35cm" svg:height="0.35cm" draw:control="control37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9" draw:name="Vorm93" draw:style-name="gr1" draw:text-style-name="P78" svg:width="0.35cm" svg:height="0.35cm" draw:control="control40"/></text:span></text:span><text:span text:style-name="Strong_20_Emphasis"><text:span text:style-name="T52"><text:tab/></text:span></text:span><text:span text:style-name="Strong_20_Emphasis"><text:span text:style-name="T24">Start Thunderbird and check the operation. </text:span></text:span><text:span text:style-name="Strong_20_Emphasis"><text:span text:style-name="T37">(inc</text:span></text:span><text:span text:style-name="Strong_20_Emphasis"><text:span text:style-name="T38">l</text:span></text:span><text:span text:style-name="Strong_20_Emphasis"><text:span text:style-name="T39">u</text:span></text:span><text:span text:style-name="Strong_20_Emphasis"><text:span text:style-name="T46">ding possible</text:span></text:span><text:span text:style-name="Strong_20_Emphasis"><text:span text:style-name="T37"> Agenda)</text:span></text:span><text:span text:style-name="Strong_20_Emphasis"><text:span text:style-name="T24">.</text:span></text:span></text:p>
      <text:p text:style-name="P13"><text:span text:style-name="Strong_20_Emphasis"><text:span text:style-name="T52"><draw:control text:anchor-type="as-char" draw:z-index="9" draw:name="Vorm94" draw:style-name="gr1" draw:text-style-name="P78" svg:width="0.35cm" svg:height="0.35cm" draw:control="control10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7" draw:name="Vorm95" draw:style-name="gr1" draw:text-style-name="P78" svg:width="0.35cm" svg:height="0.35cm" draw:control="control3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8" draw:name="Vorm96" draw:style-name="gr1" draw:text-style-name="P78" svg:width="0.35cm" svg:height="0.35cm" draw:control="control3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0" draw:name="Vorm97" draw:style-name="gr1" draw:text-style-name="P78" svg:width="0.35cm" svg:height="0.35cm" draw:control="control41"/></text:span></text:span><text:span text:style-name="Strong_20_Emphasis"><text:span text:style-name="T52"><text:tab/>Remove unnecessary Windows files via </text:span></text:span><text:span text:style-name="Strong_20_Emphasis"><text:span text:style-name="T61">Terminal</text:span></text:span><text:span text:style-name="Strong_20_Emphasis"><text:span text:style-name="T52"> and the following command line:</text:span></text:span><text:span text:style-name="T63"><text:line-break/></text:span></text:p>
      <text:list xml:id="list115901786675762" text:continue-numbering="true" text:style-name="L1">
        <text:list-header>
          <text:p text:style-name="P73"><text:span text:style-name="User_20_Entry"><text:span text:style-name="T108">f</text:span></text:span><text:span text:style-name="User_20_Entry"><text:span text:style-name="T109">ind </text:span></text:span><text:span text:style-name="User_20_Entry"><text:span text:style-name="T108">$HOME</text:span></text:span><text:span text:style-name="User_20_Entry"><text:span text:style-name="T109"> -</text:span></text:span><text:span text:style-name="User_20_Entry"><text:span text:style-name="T110">i</text:span></text:span><text:span text:style-name="User_20_Entry"><text:span text:style-name="T109">name </text:span></text:span><text:span text:style-name="User_20_Entry"><text:span text:style-name="T111">d</text:span></text:span><text:span text:style-name="User_20_Entry"><text:span text:style-name="T109">esktop.ini -</text:span></text:span><text:span text:style-name="User_20_Entry"><text:span text:style-name="T112">d</text:span></text:span><text:span text:style-name="User_20_Entry"><text:span text:style-name="T113">e</text:span></text:span><text:span text:style-name="User_20_Entry"><text:span text:style-name="T112">lete </text:span></text:span><text:span text:style-name="User_20_Entry"><text:span text:style-name="T114">-or </text:span></text:span><text:span text:style-name="User_20_Entry"><text:span text:style-name="T109">-</text:span></text:span><text:span text:style-name="User_20_Entry"><text:span text:style-name="T115">i</text:span></text:span><text:span text:style-name="User_20_Entry"><text:span text:style-name="T109">name </text:span></text:span><text:span text:style-name="User_20_Entry"><text:span text:style-name="T115">t</text:span></text:span><text:span text:style-name="User_20_Entry"><text:span text:style-name="T109">humbs.db -</text:span></text:span><text:span text:style-name="User_20_Entry"><text:span text:style-name="T112">delete -</text:span></text:span><text:span text:style-name="User_20_Entry"><text:span text:style-name="T114">or </text:span></text:span><text:span text:style-name="User_20_Entry"><text:span text:style-name="T109">-name '*.</text:span></text:span><text:span text:style-name="User_20_Entry"><text:span text:style-name="T116">lnk'</text:span></text:span><text:span text:style-name="User_20_Entry"><text:span text:style-name="T109"> -</text:span></text:span><text:span text:style-name="User_20_Entry"><text:span text:style-name="T112">delete -</text:span></text:span><text:span text:style-name="User_20_Entry"><text:span text:style-name="T117">or </text:span></text:span><text:span text:style-name="User_20_Entry"><text:span text:style-name="T109">-</text:span></text:span><text:span text:style-name="User_20_Entry"><text:span text:style-name="T110">i</text:span></text:span><text:span text:style-name="User_20_Entry"><text:span text:style-name="T109">name '*.</text:span></text:span><text:span text:style-name="User_20_Entry"><text:span text:style-name="T118">exe'</text:span></text:span><text:span text:style-name="User_20_Entry"><text:span text:style-name="T109"> -</text:span></text:span><text:span text:style-name="User_20_Entry"><text:span text:style-name="T112">delete</text:span></text:span><text:span text:style-name="User_20_Entry"><text:span text:style-name="T64"><text:line-break/></text:span></text:span></text:p>
        </text:list-header>
      </text:list>
      <text:p text:style-name="P14"><text:span text:style-name="Strong_20_Emphasis"><text:span text:style-name="T52"><draw:control text:anchor-type="as-char" draw:z-index="10" draw:name="Vorm98" draw:style-name="gr1" draw:text-style-name="P78" svg:width="0.35cm" svg:height="0.35cm" draw:control="control11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1" draw:name="Vorm99" draw:style-name="gr1" draw:text-style-name="P78" svg:width="0.35cm" svg:height="0.35cm" draw:control="control4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2" draw:name="Vorm100" draw:style-name="gr1" draw:text-style-name="P78" svg:width="0.35cm" svg:height="0.35cm" draw:control="control43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3" draw:name="Vorm101" draw:style-name="gr1" draw:text-style-name="P78" svg:width="0.35cm" svg:height="0.35cm" draw:control="control44"/></text:span></text:span><text:span text:style-name="Strong_20_Emphasis"><text:span text:style-name="T52"><text:tab/></text:span></text:span><text:span text:style-name="Strong_20_Emphasis"><text:span text:style-name="T43">Connect to the Internet so that new e-mails can arrive again.</text:span></text:span></text:p>
      <text:list xml:id="list943748728" text:style-name="L2">
        <text:list-header>
          <text:p text:style-name="P74"><text:span text:style-name="Strong_20_Emphasis"><text:span text:style-name="T164"/></text:span></text:p>
          <text:p text:style-name="P75"><text:span text:style-name="Strong_20_Emphasis"><text:span text:style-name="T164"><text:line-break/></text:span></text:span><text:span text:style-name="Strong_20_Emphasis"><text:span text:style-name="T40">End of checklist, the transfer is complete.</text:span></text:span></text:p>
        </text:list-header>
      </text:list>
      <text:p text:style-name="P37"/>
      <text:list xml:id="list115901621013071" text:continue-numbering="true" text:style-name="L2">
        <text:list-header>
          <text:p text:style-name="P76"><text:span text:style-name="Emphasis"><text:span text:style-name="T158">Written</text:span></text:span><text:span text:style-name="Emphasis"><text:span text:style-name="T160"> </text:span></text:span><text:span text:style-name="Emphasis"><text:span text:style-name="T161">by</text:span></text:span><text:span text:style-name="Emphasis"><text:span text:style-name="T15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9">Karel Zimmer</text:span></text:span></text:a><text:span text:style-name="Emphasis"><text:span text:style-name="T157">, </text:span></text:span><text:a xlink:type="simple" xlink:href="https://creativecommons.org/publicdomain/zero/1.0" text:style-name="Internet_20_link" text:visited-style-name="Visited_20_Internet_20_Link"><text:span text:style-name="Emphasis"><text:span text:style-name="T162">CC0 1.0 Universal</text:span></text:span></text:a><text:span text:style-name="Emphasis"><text:span text:style-name="T157">, </text:span></text:span><text:span text:style-name="Emphasis"><text:span text:style-name="T162">2018-</text:span></text:span><text:span text:style-name="Emphasis"><text:span text:style-name="T163"><text:date style:data-style-name="N10111" text:date-value="2023-05-13T10:07:54.080006056" text:fixed="true">2023</text:date></text:span></text:span><text:span text:style-name="Emphasis"><text:span text:style-name="T163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9"><text:span text:style-name="T171">User </text:span>#</text:p>
            <text:p text:style-name="P39"/>
          </table:table-cell>
          <table:table-cell table:style-name="Tabel1.A1" table:number-rows-spanned="2" office:value-type="string">
            <text:p text:style-name="P57">Name</text:p>
            <text:p text:style-name="P41">(<text:span text:style-name="T171">e.g</text:span>. Jan <text:span text:style-name="T170">Jansen</text:span>)</text:p>
          </table:table-cell>
          <table:table-cell table:style-name="Tabel1.A1" table:number-rows-spanned="2" office:value-type="string">
            <text:p text:style-name="P57">Username</text:p>
            <text:p text:style-name="P41">(<text:span text:style-name="T171">e.g</text:span>. jan)</text:p>
          </table:table-cell>
          <table:table-cell table:style-name="Tabel1.D1" table:number-rows-spanned="2" office:value-type="string">
            <text:p text:style-name="P58">Password</text:p>
            <text:p text:style-name="P42"/>
          </table:table-cell>
          <table:table-cell table:style-name="Tabel1.E1" office:value-type="string">
            <text:p text:style-name="P40"/>
          </table:table-cell>
          <table:table-cell table:style-name="Tabel1.F1" office:value-type="string">
            <text:p text:style-name="P44">BIOS <text:span text:style-name="T171">password</text:span></text:p>
          </table:table-cell>
          <table:table-cell table:style-name="Tabel1.G1" office:value-type="string">
            <text:p text:style-name="P43"><draw:control text:anchor-type="as-char" draw:z-index="56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0"/>
          </table:table-cell>
          <table:table-cell table:style-name="Tabel1.F2" office:value-type="string">
            <text:p text:style-name="P45">Wi<text:span text:style-name="T171">F</text:span>i netw<text:span text:style-name="T171">o</text:span>rk na<text:span text:style-name="T171">me</text:span></text:p>
          </table:table-cell>
          <table:table-cell table:style-name="Tabel1.G2" office:value-type="string">
            <text:p text:style-name="P43"><draw:control text:anchor-type="as-char" draw:z-index="57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9">1</text:p>
          </table:table-cell>
          <table:table-cell table:style-name="Tabel1.A3" office:value-type="string">
            <text:p text:style-name="P40"><draw:control text:anchor-type="as-char" draw:z-index="44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3"><draw:control text:anchor-type="as-char" draw:z-index="48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3"><draw:control text:anchor-type="as-char" draw:z-index="52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0"/>
          </table:table-cell>
          <table:table-cell table:style-name="Tabel1.F2" office:value-type="string">
            <text:p text:style-name="P46">Network key</text:p>
          </table:table-cell>
          <table:table-cell table:style-name="Tabel1.G2" office:value-type="string">
            <text:p text:style-name="P43"><draw:control text:anchor-type="as-char" draw:z-index="58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9">2</text:p>
          </table:table-cell>
          <table:table-cell table:style-name="Tabel1.A3" office:value-type="string">
            <text:p text:style-name="P43"><draw:control text:anchor-type="as-char" draw:z-index="45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3"><draw:control text:anchor-type="as-char" draw:z-index="49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3"><draw:control text:anchor-type="as-char" draw:z-index="53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0"/>
          </table:table-cell>
          <table:table-cell table:style-name="Tabel1.F2" office:value-type="string">
            <text:p text:style-name="P47">Router IP#</text:p>
          </table:table-cell>
          <table:table-cell table:style-name="Tabel1.G2" office:value-type="string">
            <text:p text:style-name="P43"><draw:control text:anchor-type="as-char" draw:z-index="59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8">3</text:p>
          </table:table-cell>
          <table:table-cell table:style-name="Tabel1.A3" office:value-type="string">
            <text:p text:style-name="P43"><draw:control text:anchor-type="as-char" draw:z-index="46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3"><draw:control text:anchor-type="as-char" draw:z-index="50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3"><draw:control text:anchor-type="as-char" draw:z-index="54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0"/>
          </table:table-cell>
          <table:table-cell table:style-name="Tabel1.F2" office:value-type="string">
            <text:p text:style-name="P47">Router <text:span text:style-name="T171">user</text:span>/<text:span text:style-name="T171">passwd</text:span></text:p>
          </table:table-cell>
          <table:table-cell table:style-name="Tabel1.G2" office:value-type="string">
            <text:p text:style-name="P43"><draw:control text:anchor-type="as-char" draw:z-index="60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8">4</text:p>
          </table:table-cell>
          <table:table-cell table:style-name="Tabel1.A3" office:value-type="string">
            <text:p text:style-name="P43"><draw:control text:anchor-type="as-char" draw:z-index="47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3"><draw:control text:anchor-type="as-char" draw:z-index="51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3"><draw:control text:anchor-type="as-char" draw:z-index="55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0"/>
          </table:table-cell>
          <table:table-cell table:style-name="Tabel1.F2" office:value-type="string">
            <text:p text:style-name="P49">TeamViewer ID</text:p>
          </table:table-cell>
          <table:table-cell table:style-name="Tabel1.G2" office:value-type="string">
            <text:p text:style-name="P43"><draw:control text:anchor-type="as-char" draw:z-index="61" draw:name="Vorm1_16" draw:style-name="gr3" draw:text-style-name="P79" svg:width="5.329cm" svg:height="0.406cm" draw:control="control62"/></text:p>
          </table:table-cell>
        </table:table-row>
      </table:table>
      <text:p text:style-name="P50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1"><text:span text:style-name="T171">User</text:span>/<text:span text:style-name="T171">Seq </text:span><text:span text:style-name="T165">#</text:span></text:p>
          </table:table-cell>
          <table:table-cell table:style-name="Tabel2.A1" office:value-type="string">
            <text:p text:style-name="P53">Email nam<text:span text:style-name="T171">e</text:span></text:p>
          </table:table-cell>
          <table:table-cell table:style-name="Tabel2.A1" office:value-type="string">
            <text:p text:style-name="P53">Email ad<text:span text:style-name="T171">d</text:span>res<text:span text:style-name="T171">s</text:span></text:p>
          </table:table-cell>
          <table:table-cell table:style-name="Tabel2.A1" office:value-type="string">
            <text:p text:style-name="P61"><text:span text:style-name="T171">User </text:span>nam<text:span text:style-name="T171">e</text:span></text:p>
          </table:table-cell>
          <table:table-cell table:style-name="Tabel2.A1" office:value-type="string">
            <text:p text:style-name="P59">Password</text:p>
          </table:table-cell>
          <table:table-cell table:style-name="Tabel2.A1" office:value-type="string">
            <text:p text:style-name="P54">Incoming mail server<text:line-break/>(pop.<text:span text:style-name="T171">example</text:span>.com)</text:p>
          </table:table-cell>
          <table:table-cell table:style-name="Tabel2.G1" office:value-type="string">
            <text:p text:style-name="P55">Outgoing mail server<text:line-break/>(smtp.<text:span text:style-name="T171">example</text:span>.com)</text:p>
          </table:table-cell>
        </table:table-row>
        <table:table-row table:style-name="Tabel2.2">
          <table:table-cell table:style-name="Tabel2.A2" office:value-type="string">
            <text:p text:style-name="P52"><draw:control text:anchor-type="as-char" svg:y="-0.598cm" draw:z-index="62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2"><draw:control text:anchor-type="as-char" svg:y="-0.598cm" draw:z-index="68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6"><draw:control text:anchor-type="as-char" svg:y="-0.598cm" draw:z-index="69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6"><draw:control text:anchor-type="as-char" svg:y="-0.598cm" draw:z-index="70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6"><draw:control text:anchor-type="as-char" svg:y="-0.598cm" draw:z-index="71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6"><draw:control text:anchor-type="as-char" svg:y="-0.598cm" draw:z-index="72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6"><draw:control text:anchor-type="as-char" svg:y="-0.598cm" draw:z-index="73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2"><draw:control text:anchor-type="as-char" svg:y="-0.598cm" draw:z-index="63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6"><draw:control text:anchor-type="as-char" svg:y="-0.598cm" draw:z-index="74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6"><draw:control text:anchor-type="as-char" svg:y="-0.598cm" draw:z-index="79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6"><draw:control text:anchor-type="as-char" svg:y="-0.598cm" draw:z-index="84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6"><draw:control text:anchor-type="as-char" svg:y="-0.598cm" draw:z-index="89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6"><draw:control text:anchor-type="as-char" svg:y="-0.598cm" draw:z-index="94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6"><draw:control text:anchor-type="as-char" svg:y="-0.598cm" draw:z-index="99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2"><draw:control text:anchor-type="as-char" svg:y="-0.598cm" draw:z-index="64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6"><draw:control text:anchor-type="as-char" svg:y="-0.598cm" draw:z-index="75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6"><draw:control text:anchor-type="as-char" svg:y="-0.598cm" draw:z-index="80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6"><draw:control text:anchor-type="as-char" svg:y="-0.598cm" draw:z-index="85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6"><draw:control text:anchor-type="as-char" svg:y="-0.598cm" draw:z-index="90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6"><draw:control text:anchor-type="as-char" svg:y="-0.598cm" draw:z-index="95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6"><draw:control text:anchor-type="as-char" svg:y="-0.598cm" draw:z-index="100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2"><draw:control text:anchor-type="as-char" svg:y="-0.598cm" draw:z-index="65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6"><draw:control text:anchor-type="as-char" svg:y="-0.598cm" draw:z-index="76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6"><draw:control text:anchor-type="as-char" svg:y="-0.598cm" draw:z-index="81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6"><draw:control text:anchor-type="as-char" svg:y="-0.598cm" draw:z-index="86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6"><draw:control text:anchor-type="as-char" svg:y="-0.598cm" draw:z-index="91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6"><draw:control text:anchor-type="as-char" svg:y="-0.598cm" draw:z-index="96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6"><draw:control text:anchor-type="as-char" svg:y="-0.598cm" draw:z-index="101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2"><draw:control text:anchor-type="as-char" svg:y="-0.598cm" draw:z-index="66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6"><draw:control text:anchor-type="as-char" svg:y="-0.598cm" draw:z-index="77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6"><draw:control text:anchor-type="as-char" svg:y="-0.598cm" draw:z-index="82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6"><draw:control text:anchor-type="as-char" svg:y="-0.598cm" draw:z-index="87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6"><draw:control text:anchor-type="as-char" svg:y="-0.598cm" draw:z-index="92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6"><draw:control text:anchor-type="as-char" svg:y="-0.598cm" draw:z-index="97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6"><draw:control text:anchor-type="as-char" svg:y="-0.598cm" draw:z-index="102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2"><draw:control text:anchor-type="as-char" svg:y="-0.598cm" draw:z-index="67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6"><draw:control text:anchor-type="as-char" svg:y="-0.598cm" draw:z-index="78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6"><draw:control text:anchor-type="as-char" svg:y="-0.598cm" draw:z-index="83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6"><draw:control text:anchor-type="as-char" svg:y="-0.598cm" draw:z-index="88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6"><draw:control text:anchor-type="as-char" svg:y="-0.598cm" draw:z-index="93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6"><draw:control text:anchor-type="as-char" svg:y="-0.598cm" draw:z-index="98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6"><draw:control text:anchor-type="as-char" svg:y="-0.598cm" draw:z-index="103" draw:name="Vorm1_58" draw:style-name="gr2" draw:text-style-name="P79" svg:width="4.46cm" svg:height="0.802cm" draw:control="control104"/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3-11-03T11:59:00.903608989">03/11/2023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3-11-03T11:59:00.905341529">03/11/2023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03T11:59:00.651265399</dc:date>
    <meta:print-date>2014-01-05T10:21:33.960023988</meta:print-date>
    <meta:keyword>Installatie</meta:keyword>
    <meta:keyword>Checklist</meta:keyword>
    <meta:keyword>Linux</meta:keyword>
    <meta:editing-cycles>2426</meta:editing-cycles>
    <meta:editing-duration>P5DT59M31S</meta:editing-duration>
    <meta:printed-by>Karel Zimmer</meta:printed-by>
    <dc:creator>Karel Zimmer</dc:creator>
    <meta:document-statistic meta:table-count="5" meta:image-count="0" meta:object-count="0" meta:page-count="4" meta:paragraph-count="155" meta:word-count="584" meta:character-count="4052" meta:non-whitespace-character-count="3334"/>
    <meta:user-defined meta:name="Info 1"/>
    <meta:user-defined meta:name="Info 2"/>
    <meta:user-defined meta:name="Info 3"/>
    <meta:user-defined meta:name="Info 4"/>
  </office:meta>
</office:document-meta>
</file>